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78100002F57A768356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2pt" fo:font-style="normal" fo:font-weight="bold" officeooo:rsid="0027b8e6" officeooo:paragraph-rsid="0027b8e6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Text_20_body">
      <style:text-properties fo:color="#000000" style:font-name="Times New Roman" fo:font-size="12pt" fo:font-style="normal" fo:font-weight="bold" officeooo:rsid="0027b8e6" officeooo:paragraph-rsid="0029e5e4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Text_20_body">
      <style:text-properties fo:color="#000000" style:font-name="Times New Roman" fo:font-size="12pt" fo:font-style="normal" fo:font-weight="bold" officeooo:rsid="0027ef68" officeooo:paragraph-rsid="0027ef68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Text_20_body">
      <style:text-properties fo:color="#000000" style:font-name="Times New Roman" fo:font-size="12pt" fo:font-style="normal" fo:font-weight="bold" officeooo:rsid="0029e5e4" officeooo:paragraph-rsid="0029e5e4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text-properties fo:color="#000000" style:font-name="Times New Roman" fo:font-size="12pt" fo:font-style="normal" fo:font-weight="bold" officeooo:rsid="002a8c6d" officeooo:paragraph-rsid="002a8c6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text-properties fo:color="#000000" style:font-name="Times New Roman" fo:font-size="12pt" fo:font-style="normal" fo:font-weight="bold" officeooo:rsid="00335f7d" officeooo:paragraph-rsid="0033bfa9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text-properties fo:color="#000000" style:font-name="Times New Roman" fo:font-size="12pt" fo:font-style="normal" fo:font-weight="normal" officeooo:rsid="0029e5e4" officeooo:paragraph-rsid="002a8c6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color="#000000" style:font-name="Times New Roman" fo:font-size="12pt" fo:font-style="normal" fo:font-weight="normal" officeooo:rsid="002a8c6d" officeooo:paragraph-rsid="002a8c6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text-properties fo:color="#000000" style:font-name="Times New Roman" fo:font-size="12pt" fo:font-style="normal" fo:font-weight="normal" officeooo:rsid="00335f7d" officeooo:paragraph-rsid="00335f7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text-properties fo:color="#000000" style:font-name="Times New Roman" fo:font-size="12pt" fo:font-style="normal" fo:font-weight="normal" officeooo:rsid="00335f7d" officeooo:paragraph-rsid="00336cf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fo:color="#000000" style:font-name="Times New Roman" fo:font-size="12pt" fo:font-style="italic" fo:font-weight="normal" officeooo:rsid="0027b8e6" officeooo:paragraph-rsid="0027b8e6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color="#000000" style:font-name="Times New Roman" fo:font-size="12pt" officeooo:paragraph-rsid="00323cad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/>
      <style:text-properties fo:color="#000000" style:font-name="Times New Roman" officeooo:rsid="001f4bb4" officeooo:paragraph-rsid="001f4bb4"/>
    </style:style>
    <style:style style:name="P14" style:family="paragraph" style:parent-style-name="Text_20_body">
      <style:text-properties fo:color="#000000" style:font-name="Arial" fo:font-size="14pt" fo:font-style="italic" fo:font-weight="normal" officeooo:rsid="0024968c" officeooo:paragraph-rsid="0024de68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Text_20_body">
      <style:text-properties fo:color="#000000" style:font-name="Arial" fo:font-size="14pt" fo:font-style="italic" fo:font-weight="normal" officeooo:rsid="002c22b4" officeooo:paragraph-rsid="0024de68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Text_20_body">
      <style:text-properties fo:color="#000000" fo:font-size="24pt" officeooo:rsid="001d193f" officeooo:paragraph-rsid="001d193f" style:font-size-asian="24pt" style:font-size-complex="24pt"/>
    </style:style>
    <style:style style:name="P17" style:family="paragraph" style:parent-style-name="Text_20_body">
      <style:paragraph-properties fo:text-align="center" style:justify-single-word="false"/>
      <style:text-properties fo:color="#000000" fo:font-size="12pt" officeooo:rsid="00323cad" officeooo:paragraph-rsid="00323cad" style:font-size-asian="10.5pt" style:font-size-complex="12pt"/>
    </style:style>
    <style:style style:name="P18" style:family="paragraph" style:parent-style-name="Text_20_body">
      <style:paragraph-properties fo:text-align="start" style:justify-single-word="false"/>
      <style:text-properties fo:color="#000000" officeooo:rsid="001d88dc" officeooo:paragraph-rsid="001d88dc"/>
    </style:style>
    <style:style style:name="P19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27ef68" officeooo:paragraph-rsid="0027ef6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29e5e4" officeooo:paragraph-rsid="0029e5e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2a8c6d" officeooo:paragraph-rsid="002a8c6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bold" officeooo:rsid="0029e5e4" officeooo:paragraph-rsid="0029e5e4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>
      <style:text-properties fo:font-variant="normal" fo:text-transform="none" fo:color="#000000" style:font-name="Arial" fo:letter-spacing="normal" fo:font-weight="bold" officeooo:rsid="0027ef68" style:font-size-asian="12pt" style:font-weight-asian="bold" style:font-weight-complex="bold"/>
    </style:style>
    <style:style style:name="P24" style:family="paragraph" style:parent-style-name="Text_20_body">
      <style:text-properties fo:font-variant="normal" fo:text-transform="none" style:font-name="Arial" fo:letter-spacing="normal" fo:font-weight="normal" officeooo:rsid="0027ef68" style:font-size-asian="12pt" style:font-weight-asian="normal" style:font-weight-complex="normal"/>
    </style:style>
    <style:style style:name="P25" style:family="paragraph" style:parent-style-name="Title">
      <style:text-properties officeooo:rsid="001d193f" officeooo:paragraph-rsid="001d193f"/>
    </style:style>
    <style:style style:name="P26" style:family="paragraph" style:parent-style-name="Title">
      <style:text-properties fo:color="#000000" fo:font-size="24pt" officeooo:rsid="001d193f" officeooo:paragraph-rsid="001d193f" style:font-size-asian="24pt" style:font-size-complex="24pt"/>
    </style:style>
    <style:style style:name="P2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style:font-name="Times New Roman" fo:font-size="12pt" officeooo:paragraph-rsid="002b1fe7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style:font-name="Times New Roman" officeooo:paragraph-rsid="00303818"/>
    </style:style>
    <style:style style:name="P2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b1fe7" officeooo:paragraph-rsid="002b1fe7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b1fe7" officeooo:paragraph-rsid="002b1fe7" style:font-size-asian="12pt" style:font-size-complex="12pt"/>
    </style:style>
    <style:style style:name="P31" style:family="paragraph" style:parent-style-name="Title">
      <style:paragraph-properties fo:text-align="start" style:justify-single-word="false" fo:break-before="page"/>
      <style:text-properties fo:color="#000000" officeooo:rsid="001d88dc" officeooo:paragraph-rsid="001d88dc"/>
    </style:style>
    <style:style style:name="P32" style:family="paragraph" style:parent-style-name="Heading_20_1">
      <style:text-properties fo:color="#000000"/>
    </style:style>
    <style:style style:name="P33" style:family="paragraph" style:parent-style-name="Heading_20_1">
      <style:text-properties fo:color="#000000" style:font-name="Arial" fo:font-weight="bold" style:font-weight-asian="bold" style:font-weight-complex="bold"/>
    </style:style>
    <style:style style:name="P34" style:family="paragraph" style:parent-style-name="Heading_20_1">
      <style:paragraph-properties fo:break-before="page"/>
      <style:text-properties fo:color="#000000"/>
    </style:style>
    <style:style style:name="P35" style:family="paragraph" style:parent-style-name="Heading_20_2">
      <style:text-properties fo:color="#000000" style:font-name="Arial" fo:font-size="14pt" fo:font-style="italic" fo:font-weight="normal" officeooo:rsid="0024968c" officeooo:paragraph-rsid="0024de68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Heading_20_2">
      <style:text-properties fo:color="#000000" officeooo:rsid="0027b8e6" officeooo:paragraph-rsid="0027b8e6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2b1fe7" officeooo:paragraph-rsid="002a8c6d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text-properties fo:color="#000000" style:font-name="Times New Roman" fo:font-size="12pt" fo:font-style="normal" fo:font-weight="bold" officeooo:rsid="00335f7d" officeooo:paragraph-rsid="0034aaae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210d1f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210d1f"/>
    </style:style>
    <style:style style:name="T4" style:family="text">
      <style:text-properties fo:font-variant="normal" fo:text-transform="none" fo:letter-spacing="normal" fo:font-style="normal" fo:font-weight="normal" officeooo:rsid="0024968c"/>
    </style:style>
    <style:style style:name="T5" style:family="text">
      <style:text-properties fo:font-variant="normal" fo:text-transform="none" fo:letter-spacing="normal" fo:font-style="normal" fo:font-weight="normal" officeooo:rsid="002b1fe7"/>
    </style:style>
    <style:style style:name="T6" style:family="text">
      <style:text-properties fo:font-variant="normal" fo:text-transform="none" fo:letter-spacing="normal" fo:font-style="normal" fo:font-weight="normal" officeooo:rsid="00323cad"/>
    </style:style>
    <style:style style:name="T7" style:family="text">
      <style:text-properties fo:font-variant="normal" fo:text-transform="none" fo:letter-spacing="normal" officeooo:rsid="0024de68"/>
    </style:style>
    <style:style style:name="T8" style:family="text">
      <style:text-properties fo:font-variant="normal" fo:text-transform="none" fo:letter-spacing="normal" style:font-size-asian="12pt"/>
    </style:style>
    <style:style style:name="T9" style:family="text">
      <style:text-properties fo:font-variant="normal" fo:text-transform="none" fo:letter-spacing="normal" officeooo:rsid="0024de68" style:font-size-asian="12pt"/>
    </style:style>
    <style:style style:name="T10" style:family="text">
      <style:text-properties fo:font-variant="normal" fo:text-transform="none" fo:letter-spacing="normal" officeooo:rsid="0027ef68" style:font-size-asian="12pt"/>
    </style:style>
    <style:style style:name="T11" style:family="text">
      <style:text-properties fo:font-variant="normal" fo:text-transform="none" fo:letter-spacing="normal" officeooo:rsid="0029e5e4" style:font-size-asian="12pt"/>
    </style:style>
    <style:style style:name="T12" style:family="text">
      <style:text-properties fo:font-variant="normal" fo:text-transform="none" fo:letter-spacing="normal" officeooo:rsid="00210d1f" style:font-size-asian="12pt"/>
    </style:style>
    <style:style style:name="T13" style:family="text">
      <style:text-properties fo:font-variant="normal" fo:text-transform="none" fo:letter-spacing="normal" officeooo:rsid="002b1fe7" style:font-size-asian="12pt"/>
    </style:style>
    <style:style style:name="T14" style:family="text">
      <style:text-properties fo:font-variant="normal" fo:text-transform="none" fo:letter-spacing="normal" officeooo:rsid="00336cf5" style:font-size-asian="12pt"/>
    </style:style>
    <style:style style:name="T15" style:family="text">
      <style:text-properties fo:font-variant="normal" fo:text-transform="none" fo:letter-spacing="normal" fo:font-weight="normal" style:font-size-asian="12pt" style:font-weight-asian="normal" style:font-weight-complex="normal"/>
    </style:style>
    <style:style style:name="T16" style:family="text">
      <style:text-properties fo:font-variant="normal" fo:text-transform="none" fo:letter-spacing="normal" fo:font-weight="normal" officeooo:rsid="00210d1f" style:font-size-asian="12pt" style:font-weight-asian="normal" style:font-weight-complex="normal"/>
    </style:style>
    <style:style style:name="T17" style:family="text">
      <style:text-properties fo:font-variant="normal" fo:text-transform="none" fo:letter-spacing="normal" fo:font-weight="normal" officeooo:rsid="0034aaae" style:font-size-asian="12pt" style:font-weight-asian="normal" style:font-weight-complex="normal"/>
    </style:style>
    <style:style style:name="T18" style:family="text">
      <style:text-properties fo:font-variant="normal" fo:text-transform="none" style:font-name="Times New Roman" fo:letter-spacing="normal" style:font-size-asian="12pt"/>
    </style:style>
    <style:style style:name="T19" style:family="text">
      <style:text-properties fo:font-variant="normal" fo:text-transform="none" style:font-name="Times New Roman" fo:letter-spacing="normal" officeooo:rsid="00210d1f" style:font-size-asian="12pt"/>
    </style:style>
    <style:style style:name="T20" style:family="text">
      <style:text-properties fo:font-variant="normal" fo:text-transform="none" style:font-name="Times New Roman" fo:letter-spacing="normal" officeooo:rsid="0029e5e4" style:font-size-asian="12pt"/>
    </style:style>
    <style:style style:name="T21" style:family="text">
      <style:text-properties fo:font-variant="normal" fo:text-transform="none" style:font-name="Times New Roman" fo:letter-spacing="normal" officeooo:rsid="0027b8e6" style:font-size-asian="12pt"/>
    </style:style>
    <style:style style:name="T22" style:family="text">
      <style:text-properties fo:font-variant="normal" fo:text-transform="none" style:font-name="Times New Roman" fo:letter-spacing="normal" officeooo:rsid="002a8c6d" style:font-size-asian="12pt"/>
    </style:style>
    <style:style style:name="T23" style:family="text">
      <style:text-properties fo:font-variant="normal" fo:text-transform="none" style:font-name="Times New Roman" fo:letter-spacing="normal" fo:font-weight="normal" style:font-size-asian="12pt" style:font-weight-asian="normal" style:font-weight-complex="normal"/>
    </style:style>
    <style:style style:name="T24" style:family="text">
      <style:text-properties fo:font-variant="normal" fo:text-transform="none" style:font-name="Times New Roman" fo:letter-spacing="normal" fo:font-weight="normal" officeooo:rsid="00210d1f" style:font-size-asian="12pt" style:font-weight-asian="normal" style:font-weight-complex="normal"/>
    </style:style>
    <style:style style:name="T25" style:family="text">
      <style:text-properties fo:font-variant="normal" fo:text-transform="none" style:font-name="Times New Roman" fo:letter-spacing="normal" fo:font-weight="normal" officeooo:rsid="002c22b4" style:font-size-asian="12pt" style:font-weight-asian="normal" style:font-weight-complex="normal"/>
    </style:style>
    <style:style style:name="T26" style:family="text">
      <style:text-properties fo:font-variant="normal" fo:text-transform="none" style:font-name="Times New Roman" fo:letter-spacing="normal" fo:font-weight="bold" style:font-size-asian="12pt" style:font-weight-asian="bold" style:font-weight-complex="bold"/>
    </style:style>
    <style:style style:name="T27" style:family="text">
      <style:text-properties fo:font-variant="normal" fo:text-transform="none" style:font-name="Arial" fo:letter-spacing="normal" style:font-size-asian="12pt"/>
    </style:style>
    <style:style style:name="T28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font-size="12pt" fo:letter-spacing="normal" fo:font-style="normal" fo:font-weight="normal" officeooo:rsid="002b1fe7" style:font-size-asian="12pt" style:font-size-complex="12pt"/>
    </style:style>
    <style:style style:name="T30" style:family="text">
      <style:text-properties fo:font-variant="normal" fo:text-transform="none" fo:font-size="12pt" fo:letter-spacing="normal" fo:font-style="normal" fo:font-weight="normal" officeooo:rsid="00303818" style:font-size-asian="12pt" style:font-size-complex="12pt"/>
    </style:style>
    <style:style style:name="T31" style:family="text">
      <style:text-properties fo:font-variant="normal" fo:text-transform="none" fo:font-size="12pt" fo:letter-spacing="normal" fo:font-style="normal" fo:font-weight="normal" officeooo:rsid="00210d1f" style:font-size-asian="12pt" style:font-size-complex="12pt"/>
    </style:style>
    <style:style style:name="T32" style:family="text">
      <style:text-properties fo:font-variant="normal" fo:text-transform="none" fo:font-size="12pt" fo:letter-spacing="normal" fo:font-style="normal" style:text-underline-style="none" fo:font-weight="normal" officeooo:rsid="00303818" style:font-size-asian="12pt" style:font-size-complex="12pt"/>
    </style:style>
    <style:style style:name="T33" style:family="text"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style:font-name="Arial" fo:font-size="14pt" fo:font-style="italic" fo:font-weight="normal" officeooo:rsid="0024968c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style:font-name="Arial" fo:font-size="14pt" fo:font-style="italic" fo:font-weight="normal" officeooo:rsid="002c22b4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officeooo:rsid="0029e5e4"/>
    </style:style>
    <style:style style:name="T37" style:family="text">
      <style:text-properties officeooo:rsid="002c22b4"/>
    </style:style>
    <style:style style:name="T38" style:family="text">
      <style:text-properties officeooo:rsid="00323c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/>
      <text:p text:style-name="P25"/>
      <text:p text:style-name="P25"/>
      <text:p text:style-name="P25"/>
      <text:p text:style-name="P26">TIETOKANTASOVELLUKSEN DOKUMENTAATIO</text:p>
      <text:p text:style-name="P16"/>
      <text:p text:style-name="P17">JUHO LAHTI</text:p>
      <text:p text:style-name="P12"><text:span text:style-name="T38">01373</text:span><text:span text:style-name="T2">4</text:span><text:span text:style-name="T6">826</text:span></text:p>
      <text:p text:style-name="P17"/>
      <text:p text:style-name="P16"/>
      <text:p text:style-name="P16"/>
      <text:p text:style-name="P31"><text:s/></text:p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38"><text:a xlink:type="simple" xlink:href="#__RefHeading__249_2127963885" text:style-name="Index_20_Link" text:visited-style-name="Index_20_Link">1. JOHDANTO<text:tab/>3</text:a></text:p>
          <text:p text:style-name="P38"><text:a xlink:type="simple" xlink:href="#__RefHeading__523_835363651" text:style-name="Index_20_Link" text:visited-style-name="Index_20_Link">2. YLEISKUVA JÄRJESTELMÄSTÄ<text:tab/>3</text:a></text:p>
          <text:p text:style-name="P37"><text:a xlink:type="simple" xlink:href="#__RefHeading__143_2127963885" text:style-name="Index_20_Link" text:visited-style-name="Index_20_Link">2.1 KÄYTTÖTAPAUSKAAVIO<text:tab/>3</text:a></text:p>
          <text:p text:style-name="P37"><text:a xlink:type="simple" xlink:href="#__RefHeading__525_835363651" text:style-name="Index_20_Link" text:visited-style-name="Index_20_Link">2.2 KÄYTTÄJÄRYHMÄT<text:tab/>4</text:a></text:p>
          <text:p text:style-name="P38"><text:a xlink:type="simple" xlink:href="#__RefHeading__527_835363651" text:style-name="Index_20_Link" text:visited-style-name="Index_20_Link">3. KÄYTTÖTAPAUKSET<text:tab/>4</text:a></text:p>
        </text:index-body>
      </text:table-of-content>
      <text:p text:style-name="P18"/>
      <text:h text:style-name="P34" text:outline-level="1"><text:bookmark-start text:name="__RefHeading__249_2127963885"/><text:span text:style-name="T36">1. </text:span>JOHDANTO<text:bookmark-end text:name="__RefHeading__249_2127963885"/></text:h>
      <text:p text:style-name="P13"/>
      <text:p text:style-name="P27"><text:span text:style-name="T1">Tietokantasovelluksen aiheenani on suunnistuskilpailujen</text:span><text:span text:style-name="T3"> tulospalvelu. Sen tarkoituksena on tarjota palvelu, josta kaikki halukkaat voivat katsoa </text:span><text:span text:style-name="T4">suunnistuskilpailujen</text:span><text:span text:style-name="T3"> lopputuloksia sekä väliaikatilanteita tietyiltä rasteilta. </text:span><text:span text:style-name="T5">Tulos</text:span><text:span text:style-name="T3">p</text:span><text:span text:style-name="T5">alvelusta voi katsoa myös yksittäisen suunnistajan tuloksia. </text:span></text:p>
      <text:p text:style-name="P29"/>
      <text:p text:style-name="P28"><text:span text:style-name="T29">T</text:span><text:span text:style-name="T30">ietokantasovellukseni ohjelmointikielenä on </text:span><text:span text:style-name="T28">PHP </text:span><text:span text:style-name="T30">ja tietokanta</text:span><text:span text:style-name="T31">p</text:span><text:span text:style-name="T30">alvelimena on</text:span><text:span text:style-name="T32"> PostgreSQL. <text:s/></text:span></text:p>
      <text:p text:style-name="P30"><text:s/></text:p>
      <text:h text:style-name="P32" text:outline-level="1"/>
      <text:h text:style-name="P32" text:outline-level="1"><text:bookmark-start text:name="__RefHeading__523_835363651"/><text:span text:style-name="T36">2. </text:span>YLEISKUVA JÄRJESTELMÄSTÄ<text:bookmark-end text:name="__RefHeading__523_835363651"/></text:h>
      <text:h text:style-name="P35" text:outline-level="2"><text:bookmark-start text:name="__RefHeading__143_2127963885"/><text:span text:style-name="T37">2.1 </text:span>KÄYTTÖTA<text:span text:style-name="T7">P</text:span>AUSKAAVIO<text:bookmark-end text:name="__RefHeading__143_2127963885"/></text:h>
      <text:p text:style-name="P14"/>
      <text:p text:style-name="P14"><draw:frame draw:style-name="fr1" draw:name="grafiikka1" text:anchor-type="paragraph" svg:width="14.208cm" svg:height="12.12cm" draw:z-index="0"><draw:image xlink:href="Pictures/200000090000378100002F57A7683564.svm" xlink:type="simple" xlink:show="embed" xlink:actuate="onLoad"/></draw:frame></text:p>
      <text:p text:style-name="P14"/>
      <text:p text:style-name="P15"><text:s/></text:p>
      <text:h text:style-name="P36" text:outline-level="2"><text:bookmark-start text:name="__RefHeading__525_835363651"/><text:soft-page-break/><text:span text:style-name="T35">2.2 </text:span><text:span text:style-name="T34">K</text:span><text:span text:style-name="T33">ÄYTTÄJÄRYHMÄT</text:span><text:bookmark-end text:name="__RefHeading__525_835363651"/></text:h>
      <text:p text:style-name="P11"/>
      <text:p text:style-name="P1">Kil<text:span text:style-name="T19">p</text:span><text:span text:style-name="T18">ailija: </text:span><text:span text:style-name="T23">Kil</text:span><text:span text:style-name="T24">p</text:span><text:span text:style-name="T23">ailija osallistuu suunnistuskil</text:span><text:span text:style-name="T24">p</text:span><text:span text:style-name="T23">ailuun</text:span></text:p>
      <text:p text:style-name="P1"><text:span text:style-name="T18">Virkailija: </text:span><text:span text:style-name="T23">Rekisteröi kil</text:span><text:span text:style-name="T24">p</text:span><text:span text:style-name="T23">ailijan kil</text:span><text:span text:style-name="T24">p</text:span><text:span text:style-name="T23">ailuun ja </text:span><text:span text:style-name="T24">p</text:span><text:span text:style-name="T23">urkaa kil</text:span><text:span text:style-name="T24">p</text:span><text:span text:style-name="T23">ailijan </text:span><text:span text:style-name="T25">sähköisen leimausjärjestelmän eli </text:span><text:span text:style-name="T23">emitin tiedot tietokantaan, kun kil</text:span><text:span text:style-name="T24">p</text:span><text:span text:style-name="T23">ailijan suoritus </text:span><text:span text:style-name="T25">on </text:span><text:span text:style-name="T24">p</text:span><text:span text:style-name="T23">äättynyt.</text:span></text:p>
      <text:p text:style-name="P3"><text:span text:style-name="T8">Käyttäjä: </text:span><text:span text:style-name="T15">Käyttäjä on jokainen, joka katsoo tuloksia tulos</text:span><text:span text:style-name="T16">p</text:span><text:span text:style-name="T15">alvelusta. Myös muut sidosryhmät kuuluvat tähän sidosryhmään.</text:span></text:p>
      <text:p text:style-name="P40"><text:span text:style-name="T8">Yllä</text:span><text:span text:style-name="T12">p</text:span><text:span text:style-name="T8">itäjä: </text:span><text:span text:style-name="T15">Yllä</text:span><text:span text:style-name="T16">p</text:span><text:span text:style-name="T15">itäjä on henkilö, joka lisää ja </text:span><text:span text:style-name="T16">p</text:span><text:span text:style-name="T15">oistaa kil</text:span><text:span text:style-name="T16">p</text:span><text:span text:style-name="T15">ailuja tietokannasta sekä antaa virkailijalle tunnukset ja salasanat, jotta virkailija voi muuttaa tietyn kil</text:span><text:span text:style-name="T16">p</text:span><text:span text:style-name="T15">ailun tietoja</text:span><text:span text:style-name="T17">.</text:span><text:span text:style-name="T15">Yllä</text:span><text:span text:style-name="T16">p</text:span><text:span text:style-name="T15">itäjä</text:span><text:span text:style-name="T17">llä on lisäksi samat oikeudet, kuin virkailijalla. </text:span></text:p>
      <text:p text:style-name="P19"><text:s/></text:p>
      <text:h text:style-name="P33" text:outline-level="1"><text:bookmark-start text:name="__RefHeading__527_835363651"/><text:span text:style-name="T11">3. </text:span><text:span text:style-name="T8">KÄYTTÖTA</text:span><text:span text:style-name="T9">P</text:span><text:span text:style-name="T8">AU</text:span><text:span text:style-name="T10">KSET</text:span><text:bookmark-end text:name="__RefHeading__527_835363651"/></text:h>
      <text:p text:style-name="P23"/>
      <text:p text:style-name="P2"><text:span text:style-name="T27">Kil</text:span><text:span text:style-name="T19">p</text:span><text:span text:style-name="T18">ailija</text:span><text:span text:style-name="T20">n käyttöta</text:span><text:span text:style-name="T19">p</text:span><text:span text:style-name="T20">aukset: </text:span></text:p>
      <text:p text:style-name="P7"><text:span text:style-name="T18">Kil</text:span><text:span text:style-name="T19">p</text:span><text:span text:style-name="T18">aileminen:</text:span><text:span text:style-name="T26"> </text:span><text:span text:style-name="T21">Kil</text:span><text:span text:style-name="T19">p</text:span><text:span text:style-name="T21">ailija </text:span><text:span text:style-name="T18">osallistuu </text:span><text:span text:style-name="T21">suunnistuskil</text:span><text:span text:style-name="T19">p</text:span><text:span text:style-name="T21">ailuu</text:span><text:span text:style-name="T22">n</text:span><text:span text:style-name="T21">, </text:span><text:span text:style-name="T18">jossa hän leimaa emitin lähdössä, jokaisella vaaditulla rastilla sekä maalissa.</text:span></text:p>
      <text:p text:style-name="P20"/>
      <text:p text:style-name="P4"><text:span text:style-name="T18">Virkailijan käyttöta</text:span><text:span text:style-name="T19">p</text:span><text:span text:style-name="T18">aukset: <text:s/></text:span></text:p>
      <text:p text:style-name="P7"><text:span text:style-name="T18">Kil</text:span><text:span text:style-name="T19">p</text:span><text:span text:style-name="T18">ailijan rekisteröiminen</text:span><text:span text:style-name="T26">: </text:span><text:span text:style-name="T18">Virkailija rekisteröi k</text:span><text:span text:style-name="T21">il</text:span><text:span text:style-name="T19">p</text:span><text:span text:style-name="T21">ailija</text:span><text:span text:style-name="T22">n </text:span><text:span text:style-name="T21">suunnistuskil</text:span><text:span text:style-name="T19">p</text:span><text:span text:style-name="T21">ailuu</text:span><text:span text:style-name="T22">n ennen kil</text:span><text:span text:style-name="T19">p</text:span><text:span text:style-name="T22">ailijan suoritusta</text:span></text:p>
      <text:p text:style-name="P8"><text:span text:style-name="T18">Tulosten tallentaminen: Virkailija </text:span><text:span text:style-name="T19">p</text:span><text:span text:style-name="T18">urkaa kil</text:span><text:span text:style-name="T19">p</text:span><text:span text:style-name="T18">ailijan emitistä väliaikatiedot sekä maaliintuloajan. </text:span></text:p>
      <text:p text:style-name="P21"/>
      <text:p text:style-name="P5"><text:span text:style-name="T18">Käyttäjän </text:span><text:span text:style-name="T20">käyttöta</text:span><text:span text:style-name="T19">p</text:span><text:span text:style-name="T20">aukset: </text:span></text:p>
      <text:p text:style-name="P8"><text:span text:style-name="T11">T</text:span><text:span text:style-name="T8">ulosten katsominen: Käyttäjä katsoo tulos</text:span><text:span text:style-name="T12">p</text:span><text:span text:style-name="T8">alvelusta suunnistuskil</text:span><text:span text:style-name="T12">p</text:span><text:span text:style-name="T8">ailun tuloksia joko kokonaistuloksina tai </text:span><text:span text:style-name="T13">yksittäisen suunnistajan kohdalla.</text:span></text:p>
      <text:p text:style-name="P39"/>
      <text:p text:style-name="P6"><text:span text:style-name="T8">Yllä</text:span><text:span text:style-name="T12">p</text:span><text:span text:style-name="T8">itäjän </text:span><text:span text:style-name="T11">käyttöta</text:span><text:span text:style-name="T12">p</text:span><text:span text:style-name="T11">aukset</text:span><text:span text:style-name="T8">:</text:span></text:p>
      <text:p text:style-name="P9"><text:span text:style-name="T8">Kil</text:span><text:span text:style-name="T12">p</text:span><text:span text:style-name="T8">ailulistan muokkaaminen: Yllä</text:span><text:span text:style-name="T12">p</text:span><text:span text:style-name="T8">itäjä lisää ja </text:span><text:span text:style-name="T12">p</text:span><text:span text:style-name="T8">oistaa kil</text:span><text:span text:style-name="T12">p</text:span><text:span text:style-name="T8">ailuluettelosta kil</text:span><text:span text:style-name="T12">p</text:span><text:span text:style-name="T8">ailuja.</text:span></text:p>
      <text:p text:style-name="P10"><text:span text:style-name="T8">Tunnusten luovuttaminen: Yllä</text:span><text:span text:style-name="T12">p</text:span><text:span text:style-name="T8">itäjä </text:span><text:span text:style-name="T14">antaa virkailijalle tunnukset, joilla hän voi muokata yksittäisen kil</text:span><text:span text:style-name="T12">p</text:span><text:span text:style-name="T14">ailun tietoja. <text:s/></text:span></text:p>
      <text:p text:style-name="P21"/>
      <text:p text:style-name="P21"/>
      <text:p text:style-name="P20"/>
      <text:p text:style-name="P22"/>
      <text:p text:style-name="P2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02:33:20.587000000</meta:creation-date>
    <dc:date>2014-01-17T16:14:07.552000000</dc:date>
    <meta:editing-duration>PT3H5M54S</meta:editing-duration>
    <meta:editing-cycles>22</meta:editing-cycles>
    <meta:generator>LibreOffice/4.1.3.2$Windows_x86 LibreOffice_project/70feb7d99726f064edab4605a8ab840c50ec57a</meta:generator>
    <meta:document-statistic meta:table-count="0" meta:image-count="1" meta:object-count="0" meta:page-count="4" meta:paragraph-count="34" meta:word-count="208" meta:character-count="2065" meta:non-whitespace-character-count="2061"/>
  </office:meta>
</office:document-meta>
</file>